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7742.4" calcext:value-type="float">
            <text:p>87742.4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861.8" calcext:value-type="float">
            <text:p>41861.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98837139.1" calcext:value-type="float">
            <text:p>198837139.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65600.6677" calcext:value-type="float">
            <text:p>165600.667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ce2" table:number-columns-repeated="2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13:01:52.305785297</dc:date>
    <meta:editing-duration>PT9H59M31S</meta:editing-duration>
    <meta:editing-cycles>74</meta:editing-cycles>
    <meta:generator>LibreOffice/7.3.7.2$Linux_X86_64 LibreOffice_project/30$Build-2</meta:generator>
    <meta:document-statistic meta:table-count="1" meta:cell-count="279" meta:object-count="0"/>
  </office:meta>
</office:document-meta>
</file>